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 Unit.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a zip zap 36X27 ( Transparente e Colorida )</text:p>
          </table:table-cell>
          <table:table-cell office:value-type="float" office:value="400" calcext:value-type="float">
            <text:p>400</text:p>
          </table:table-cell>
          <table:table-cell table:style-name="ce2" office:value-type="currency" office:currency="BRL" office:value="2.5" calcext:value-type="currency">
            <text:p>R$ 2,50</text:p>
          </table:table-cell>
          <table:table-cell table:style-name="ce2" table:formula="of:=[.C2]*[.B2]" office:value-type="currency" office:currency="BRL" office:value="1000" calcext:value-type="currency">
            <text:p>R$ 1.000,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te Pasta Zip Zap </text:p>
          </table:table-cell>
          <table:table-cell/>
          <table:table-cell table:style-name="ce2" office:value-type="currency" office:currency="BRL" office:value="200" calcext:value-type="currency">
            <text:p>R$ 200,00</text:p>
          </table:table-cell>
          <table:table-cell table:style-name="ce2" table:formula="of:=[.C3]" office:value-type="currency" office:currency="BRL" office:value="200" calcext:value-type="currency">
            <text:p>R$ 200,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o de Anotações 16X20cm 50 Folhas</text:p>
          </table:table-cell>
          <table:table-cell office:value-type="float" office:value="400" calcext:value-type="float">
            <text:p>400</text:p>
          </table:table-cell>
          <table:table-cell table:style-name="ce2" office:value-type="currency" office:currency="BRL" office:value="2" calcext:value-type="currency">
            <text:p>R$ 2,00</text:p>
          </table:table-cell>
          <table:table-cell table:style-name="ce2" table:formula="of:=[.C4]*[.B4]" office:value-type="currency" office:currency="BRL" office:value="800" calcext:value-type="currency">
            <text:p>R$ 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ner 340g Sem Verniz 80x150cm - 4x0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BRL" office:value="57" calcext:value-type="currency">
            <text:p>R$ 57,00</text:p>
          </table:table-cell>
          <table:table-cell table:style-name="ce2" table:formula="of:=[.C5]*[.B5]" office:value-type="currency" office:currency="BRL" office:value="570" calcext:value-type="currency">
            <text:p>R$ 5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Oficial - Folder Couchê 80g Sem Verniz 21x29,7 – 4x0 ( 4 Pág)</text:p>
          </table:table-cell>
          <table:table-cell office:value-type="float" office:value="1600" calcext:value-type="float">
            <text:p>1600</text:p>
          </table:table-cell>
          <table:table-cell table:style-name="ce2" office:value-type="currency" office:currency="BRL" office:value="0.26" calcext:value-type="currency">
            <text:p>R$ 0,26</text:p>
          </table:table-cell>
          <table:table-cell table:style-name="ce2" table:formula="of:=[.C6]*[.B6]" office:value-type="currency" office:currency="BRL" office:value="416" calcext:value-type="currency">
            <text:p>R$ 416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há em papel 230g EVENTOS ( Participantes )</text:p>
          </table:table-cell>
          <table:table-cell office:value-type="float" office:value="500" calcext:value-type="float">
            <text:p>500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7]*[.B7]" office:value-type="currency" office:currency="BRL" office:value="360" calcext:value-type="currency">
            <text:p>R$ 3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há em papel 230g EVENTOS ( Palestrantes )</text:p>
          </table:table-cell>
          <table:table-cell office:value-type="float" office:value="40" calcext:value-type="float">
            <text:p>40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8]*[.B8]" office:value-type="currency" office:currency="BRL" office:value="28.8" calcext:value-type="currency">
            <text:p>R$ 28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há em papel 230g EVENTOS ( Organização )</text:p>
          </table:table-cell>
          <table:table-cell office:value-type="float" office:value="35" calcext:value-type="float">
            <text:p>35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9]*[.B9]" office:value-type="currency" office:currency="BRL" office:value="25.2" calcext:value-type="currency">
            <text:p>R$ 25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há em papel 230g EVENTOS ( Patrocinadores )</text:p>
          </table:table-cell>
          <table:table-cell office:value-type="float" office:value="15" calcext:value-type="float">
            <text:p>15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0]*[.B10]" office:value-type="currency" office:currency="BRL" office:value="10.8" calcext:value-type="currency">
            <text:p>R$ 10,80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formula="of:=SUM([.D2:.D16])" office:value-type="float" office:value="3410.8" calcext:value-type="float">
            <text:p>3410,8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office:value-type="float" office:value="513" calcext:value-type="float">
            <text:p>51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  <table:table-cell table:formula="of:=[.F22]/[.G22]" office:value-type="float" office:value="0.2565" calcext:value-type="float">
            <text:p>0,2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04:17:39.3559748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02:00.866056076</meta:creation-date>
    <meta:generator>LibreOffice/4.2.7.2$Linux_X86_64 LibreOffice_project/420m0$Build-2</meta:generator>
    <dc:date>2015-04-30T04:18:08.532897838</dc:date>
    <meta:editing-duration>PT10H19M57S</meta:editing-duration>
    <meta:editing-cycles>20</meta:editing-cycles>
    <meta:document-statistic meta:table-count="1" meta:cell-count="45" meta:object-count="0"/>
  </office:meta>
</office:document-meta>
</file>